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table:formula="of:=60/160" office:value-type="float" office:value="0.375" calcext:value-type="float">
            <text:p>0.375</text:p>
          </table:table-cell>
          <table:table-cell office:value-type="string" calcext:value-type="string">
            <text:p>Length of one bea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0y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olve g</text:p>
          </table:table-cell>
          <table:table-cell table:formula="of:=2*(v0y-y)/(t*t)" office:value-type="float" office:value="99.5555555555556" calcext:value-type="float">
            <text:p>99.5555555556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olve v0y</text:p>
          </table:table-cell>
          <table:table-cell table:formula="of:=y/t + g * t / 2" office:value-type="float" office:value="21.4166666666667" calcext:value-type="float">
            <text:p>21.4166666667</text:p>
          </table:table-cell>
          <table:table-cell/>
        </table:table-row>
      </table:table>
      <table:named-expressions>
        <table:named-range table:name="g" table:base-cell-address="$Sheet1.$B$5" table:cell-range-address="$Sheet1.$B$5"/>
        <table:named-range table:name="t" table:base-cell-address="$Sheet1.$B$2" table:cell-range-address="$Sheet1.$B$2"/>
        <table:named-range table:name="v0y" table:base-cell-address="$Sheet1.$B$7" table:cell-range-address="$Sheet1.$B$7"/>
        <table:named-range table:name="x" table:base-cell-address="$Sheet1.$B$3" table:cell-range-address="$Sheet1.$B$3"/>
        <table:named-range table:name="y" table:base-cell-address="$Sheet1.$B$4" table:cell-range-address="$Sheet1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6T15:36:08.691437000</meta:creation-date>
    <dc:date>2016-04-16T16:42:18.573778000</dc:date>
    <meta:editing-duration>PT20M28S</meta:editing-duration>
    <meta:editing-cycles>1</meta:editing-cycles>
    <meta:document-statistic meta:table-count="1" meta:cell-count="15" meta:object-count="0"/>
    <meta:generator>LibreOffice/4.4.0.3$MacOSX_X86_64 LibreOffice_project/de093506bcdc5fafd9023ee680b8c60e3e0645d7</meta:generator>
  </office:meta>
</office:document-meta>
</file>